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4.4417in"/>
    </style:style>
    <style:style style:name="co5" style:family="table-column">
      <style:table-column-properties fo:break-before="auto" style:column-width="5.99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6.8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orns_shield_211028_oc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0" table:default-cell-style-name="ce1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Reference</text:p>
          </table:table-cell>
          <table:table-cell table:number-columns-repeated="970"/>
        </table:table-row>
        <table:table-row table:style-name="ro1">
          <table:table-cell table:number-columns-repeated="978"/>
        </table:table-row>
        <table:table-row table:style-name="ro1">
          <table:table-cell office:value-type="string" calcext:value-type="string">
            <text:p>311-1343-2-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office:value-type="string" calcext:value-type="string">
            <text:p>https://octopart.com/cc0603zry5v9bb104-yageo-4507169</text:p>
          </table:table-cell>
          <table:table-cell office:value-type="string" calcext:value-type="string">
            <text:p>0603 0.1 uF 50 V -20 / +80 % Tolerance Y5V SMT Multilayer Ceramic 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6, C8, C18, C47, C6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10K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https://octopart.com/rc0603fr-0710kl-yageo-40025538</text:p>
          </table:table-cell>
          <table:table-cell office:value-type="string" calcext:value-type="string">
            <text:p>Res General Purpose Thick Film 0603 10K Ohm 1% 1/10W ±100ppm/°C Molded SMD Paper T/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3, R4, R8, R9, R15, R26, R28, R29, R32, R34, R35, R38, R40, R41, R44, R45, R46, R47, R48, R4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C0603KRX7R9BB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https://octopart.com/cc0603krx7r9bb103-yageo-192938</text:p>
          </table:table-cell>
          <table:table-cell office:value-type="string" calcext:value-type="string">
            <text:p>SMD Multilayer Ceramic Capacitor, 10000 pF, 50 V, 0603 [1608 Metric], ± 10%, X7R, CC Series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, C14, C16, C20, C35, C36, C38, C39, C41, C42, C44, C45, C46, C88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RM21BR61E106KA73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106KA73L</text:p>
          </table:table-cell>
          <table:table-cell office:value-type="string" calcext:value-type="string">
            <text:p>https://octopart.com/grm21br61e106ka73l-murata-11231261</text:p>
          </table:table-cell>
          <table:table-cell office:value-type="string" calcext:value-type="string">
            <text:p>0805 10 uF 25 V ±10% Tolerance X5R SMT Multilayer Ceramic Capacitor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2, C5, C10, C19, C4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1K33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33L</text:p>
          </table:table-cell>
          <table:table-cell office:value-type="string" calcext:value-type="string">
            <text:p>https://octopart.com/rc0603fr-071k33l-yageo-1209398</text:p>
          </table:table-cell>
          <table:table-cell office:value-type="string" calcext:value-type="string">
            <text:p>Res Thick Film 0603 1.33K Ohm 1% 0.1W(1/10W) ±100ppm/C Pad SMD T/R</text:p>
          </table:table-cell>
          <table:table-cell office:value-type="string" calcext:value-type="string">
            <text:p>1k33</text:p>
          </table:table-cell>
          <table:table-cell office:value-type="string" calcext:value-type="string">
            <text:p>R11, R1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1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https://octopart.com/rc0603fr-071k5l-yageo-55458478</text:p>
          </table:table-cell>
          <table:table-cell office:value-type="string" calcext:value-type="string">
            <text:p>Res General Purpose Thick Film 0603 1.5K Ohm 1% 1/10W ±100ppm/°C Molded SMD Paper T/R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13, R2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0603C152F1GAC786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52F1GAC7867</text:p>
          </table:table-cell>
          <table:table-cell office:value-type="string" calcext:value-type="string">
            <text:p>https://octopart.com/c0603c152f1gac7867-kemet-51214920</text:p>
          </table:table-cell>
          <table:table-cell office:value-type="string" calcext:value-type="string">
            <text:p>Cap Ceramic 0.0015uF 100V C0G 1% SMD 0603 125°C Punched Paper T/R</text:p>
          </table:table-cell>
          <table:table-cell office:value-type="string" calcext:value-type="string">
            <text:p>1n5</text:p>
          </table:table-cell>
          <table:table-cell office:value-type="string" calcext:value-type="string">
            <text:p>C22, C28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RM1885C1H222JA01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222JA01J</text:p>
          </table:table-cell>
          <table:table-cell office:value-type="string" calcext:value-type="string">
            <text:p>https://octopart.com/grm1885c1h222ja01j-murata-16412836</text:p>
          </table:table-cell>
          <table:table-cell office:value-type="string" calcext:value-type="string">
            <text:p>0603 50 V 2200 pF ±5% Tolerance C0G Multilayer Ceramic Capacitor</text:p>
          </table:table-cell>
          <table:table-cell office:value-type="string" calcext:value-type="string">
            <text:p>2200p COG</text:p>
          </table:table-cell>
          <table:table-cell office:value-type="string" calcext:value-type="string">
            <text:p>C15, C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L31A226MOCLN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226MOCLNNC</text:p>
          </table:table-cell>
          <table:table-cell office:value-type="string" calcext:value-type="string">
            <text:p>https://octopart.com/cl31a226moclnnc-samsung-19832800</text:p>
          </table:table-cell>
          <table:table-cell office:value-type="string" calcext:value-type="string">
            <text:p>Cap Ceramic 22uF 16V X5R 20% SMD 1206 85°C Cardboard T/R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21, C24, C27, C3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RM1885C1H272JA0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272JA01D</text:p>
          </table:table-cell>
          <table:table-cell office:value-type="string" calcext:value-type="string">
            <text:p>https://octopart.com/grm1885c1h272ja01d-murata-196902</text:p>
          </table:table-cell>
          <table:table-cell office:value-type="string" calcext:value-type="string">
            <text:p>0603 2.7 nF 50 V ±5 % Tolerance C0G SMT Multilayer Ceramic Capacitor</text:p>
          </table:table-cell>
          <table:table-cell office:value-type="string" calcext:value-type="string">
            <text:p>2700p COG</text:p>
          </table:table-cell>
          <table:table-cell office:value-type="string" calcext:value-type="string">
            <text:p>C4, C1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2K32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K32L</text:p>
          </table:table-cell>
          <table:table-cell office:value-type="string" calcext:value-type="string">
            <text:p>https://octopart.com/rc0603fr-072k32l-yageo-1384316</text:p>
          </table:table-cell>
          <table:table-cell office:value-type="string" calcext:value-type="string">
            <text:p>Res Thick Film 0603 2.32K Ohm 1% 0.1W(1/10W) ±100ppm/C Pad SMD T/R</text:p>
          </table:table-cell>
          <table:table-cell office:value-type="string" calcext:value-type="string">
            <text:p>2k32</text:p>
          </table:table-cell>
          <table:table-cell office:value-type="string" calcext:value-type="string">
            <text:p>R16, R2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L10C471JB8NF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471JB8NFNC</text:p>
          </table:table-cell>
          <table:table-cell office:value-type="string" calcext:value-type="string">
            <text:p>https://octopart.com/cl10c471jb8nfnc-samsung-19832014</text:p>
          </table:table-cell>
          <table:table-cell office:value-type="string" calcext:value-type="string">
            <text:p>Cap Ceramic 470pF 50V C0G 5% SMD 0603 125°C Paper T/R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23, C2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MC10CG471J50N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-Chip Electronics</text:p>
          </table:table-cell>
          <table:table-cell office:value-type="string" calcext:value-type="string">
            <text:p>GMC10CG471J50NTD</text:p>
          </table:table-cell>
          <table:table-cell office:value-type="string" calcext:value-type="string">
            <text:p>https://octopart.com/gmc10cg471j50ntd-cal-chip+electronics-4681919</text:p>
          </table:table-cell>
          <table:table-cell office:value-type="string" calcext:value-type="string">
            <text:p>Cap Cer 470PF 50V C0G/NP0 0603</text:p>
          </table:table-cell>
          <table:table-cell office:value-type="string" calcext:value-type="string">
            <text:p>470p COG</text:p>
          </table:table-cell>
          <table:table-cell office:value-type="string" calcext:value-type="string">
            <text:p>C11, C1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47K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https://octopart.com/rc0603fr-0747kl-yageo-1369017</text:p>
          </table:table-cell>
          <table:table-cell office:value-type="string" calcext:value-type="string">
            <text:p>Res Thick Film 0603 47K Ohm 1% 1/10W ±100ppm/°C Molded SMD Paper T/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8, R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3216X5R1E476M160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5R1E476M160AC</text:p>
          </table:table-cell>
          <table:table-cell office:value-type="string" calcext:value-type="string">
            <text:p>https://octopart.com/c3216x5r1e476m160ac-tdk-25947783</text:p>
          </table:table-cell>
          <table:table-cell office:value-type="string" calcext:value-type="string">
            <text:p>C Series 1206 47 uF 25 V ±20 % Tolerance X5R SMT Multilayer Ceramic Capacitor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7, C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4K42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K42L</text:p>
          </table:table-cell>
          <table:table-cell office:value-type="string" calcext:value-type="string">
            <text:p>https://octopart.com/rc0603fr-074k42l-yageo-39829078</text:p>
          </table:table-cell>
          <table:table-cell office:value-type="string" calcext:value-type="string">
            <text:p>Res Thick Film 1.6 x 0.8 mm 4.42K Ohm 1% 0.1W(1/10W) 100ppm/ C Molded SMD Paper T/R</text:p>
          </table:table-cell>
          <table:table-cell office:value-type="string" calcext:value-type="string">
            <text:p>4k42</text:p>
          </table:table-cell>
          <table:table-cell office:value-type="string" calcext:value-type="string">
            <text:p>R12, R2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4K99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K99L</text:p>
          </table:table-cell>
          <table:table-cell office:value-type="string" calcext:value-type="string">
            <text:p>https://octopart.com/rc0603fr-074k99l-yageo-55458490</text:p>
          </table:table-cell>
          <table:table-cell office:value-type="string" calcext:value-type="string">
            <text:p>Res General Purpose Thick Film 0603 4.99k Ohm 1% 1/10W ±100ppm/°C Molded Paper T/R</text:p>
          </table:table-cell>
          <table:table-cell office:value-type="string" calcext:value-type="string">
            <text:p>4k99</text:p>
          </table:table-cell>
          <table:table-cell office:value-type="string" calcext:value-type="string">
            <text:p>R17, R24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560R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560RL</text:p>
          </table:table-cell>
          <table:table-cell office:value-type="string" calcext:value-type="string">
            <text:p>https://octopart.com/rc0603fr-07560rl-yageo-1265587</text:p>
          </table:table-cell>
          <table:table-cell office:value-type="string" calcext:value-type="string">
            <text:p>Res Thick Film 0603 560 Ohm 1% 0.1W(1/10W) ±100ppm/C Pad SMD T/R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27, R3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634R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634RL</text:p>
          </table:table-cell>
          <table:table-cell office:value-type="string" calcext:value-type="string">
            <text:p>https://octopart.com/rc0603fr-07634rl-yageo-1213507</text:p>
          </table:table-cell>
          <table:table-cell office:value-type="string" calcext:value-type="string">
            <text:p>Res Thick Film 0603 634 Ohm 1% 0.1W(1/10W) ±100ppm/C Pad SMD T/R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5, R1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0603C682J5GAC786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682J5GACTU</text:p>
          </table:table-cell>
          <table:table-cell office:value-type="string" calcext:value-type="string">
            <text:p>https://octopart.com/c0603c682j5gactu-kemet-12793182</text:p>
          </table:table-cell>
          <table:table-cell office:value-type="string" calcext:value-type="string">
            <text:p>0603 C 6.8nF Ceramic Multilayer Capacitor; 50 V; +125degC; C0G Dielectric; +/-5%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17, C26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715R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715RL</text:p>
          </table:table-cell>
          <table:table-cell office:value-type="string" calcext:value-type="string">
            <text:p>https://octopart.com/rc0603fr-07715rl-yageo-1167489</text:p>
          </table:table-cell>
          <table:table-cell office:value-type="string" calcext:value-type="string">
            <text:p>Res Thick Film 0603 715 Ohm 1% 0.1W(1/10W) ±100ppm/°C Pad SMD T/R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R14, R2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C0603FR-0791R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91RL</text:p>
          </table:table-cell>
          <table:table-cell office:value-type="string" calcext:value-type="string">
            <text:p>https://octopart.com/rc0603fr-0791rl-yageo-1235547</text:p>
          </table:table-cell>
          <table:table-cell office:value-type="string" calcext:value-type="string">
            <text:p>Res Thick Film 0603 91 Ohm 1% 0.1W(1/10W) ±100ppm/°C Pad SMD T/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6, R7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SFL1-12.288MHZ-EC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SFL1-12.288MHZ-EC-T</text:p>
          </table:table-cell>
          <table:table-cell office:value-type="string" calcext:value-type="string">
            <text:p>https://octopart.com/asfl1-12.288mhz-ec-t-abracon-317620</text:p>
          </table:table-cell>
          <table:table-cell office:value-type="string" calcext:value-type="string">
            <text:p>Oscillator XO 12.288MHz 50ppm 15pF (Stability) HCMOS/TTL 60% 3.3V 4-Pin SMD T/R</text:p>
          </table:table-cell>
          <table:table-cell office:value-type="string" calcext:value-type="string">
            <text:p>ASFL-12.288mhz</text:p>
          </table:table-cell>
          <table:table-cell office:value-type="string" calcext:value-type="string">
            <text:p>Q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S4271-C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CS4271-CZZ</text:p>
          </table:table-cell>
          <table:table-cell office:value-type="string" calcext:value-type="string">
            <text:p>https://octopart.com/cs4271-czz-cirrus+logic-428039</text:p>
          </table:table-cell>
          <table:table-cell office:value-type="string" calcext:value-type="string">
            <text:p>Audio Codec 2ADC / 2DAC 24-Bit 28-Pin TSSOP Tube</text:p>
          </table:table-cell>
          <table:table-cell office:value-type="string" calcext:value-type="string">
            <text:p>CS4271</text:p>
          </table:table-cell>
          <table:table-cell office:value-type="string" calcext:value-type="string">
            <text:p>U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EC11R-4015F-N0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EC11R-4015F-N0024</text:p>
          </table:table-cell>
          <table:table-cell office:value-type="string" calcext:value-type="string">
            <text:p>https://octopart.com/pec11r-4015f-n0024-bourns-26648251</text:p>
          </table:table-cell>
          <table:table-cell office:value-type="string" calcext:value-type="string">
            <text:p>24 Pulse Incremental Mechanical Rotary Encoder w/ 6 mm Flat Shaft; Through Hole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E1, E2, E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LM21PG331SN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PG331SN1D</text:p>
          </table:table-cell>
          <table:table-cell office:value-type="string" calcext:value-type="string">
            <text:p>https://octopart.com/blm21pg331sn1d-murata-755248</text:p>
          </table:table-cell>
          <table:table-cell office:value-type="string" calcext:value-type="string">
            <text:p>Ferrite Beads Multi-Layer 330Ohm 25% 100MHz 1.5A 70mOhm DCR 0805 Automotive Paper T/R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3</text:p>
          </table:table-cell>
          <table:table-cell table:number-columns-repeated="970"/>
        </table:table-row>
        <table:table-row table:style-name="ro1">
          <table:table-cell office:value-type="float" office:value="4832.233" calcext:value-type="float">
            <text:p>4832.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rter</text:p>
          </table:table-cell>
          <table:table-cell office:value-type="float" office:value="4832.233" calcext:value-type="float">
            <text:p>4832.233</text:p>
          </table:table-cell>
          <table:table-cell office:value-type="string" calcext:value-type="string">
            <text:p>https://octopart.com/4832.2330-schurter-6626217</text:p>
          </table:table-cell>
          <table:table-cell office:value-type="string" calcext:value-type="string">
            <text:p>Conn 3.5MM Audio Jack SKT 4 POS Solder RA Thru-Hole 4 Terminal 1 Port</text:p>
          </table:table-cell>
          <table:table-cell office:value-type="string" calcext:value-type="string">
            <text:p>JACK-TRS-SW</text:p>
          </table:table-cell>
          <table:table-cell office:value-type="string" calcext:value-type="string">
            <text:p>J-IN, J-OUT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SW-120-05-T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SW-120-05-T-S</text:p>
          </table:table-cell>
          <table:table-cell office:value-type="string" calcext:value-type="string">
            <text:p>https://octopart.com/tsw-120-05-t-s-samtec-271715</text:p>
          </table:table-cell>
          <table:table-cell office:value-type="string" calcext:value-type="string">
            <text:p>Headers &amp; Wire Housings Classic PCB Header Strips, 0.100 pitch</text:p>
          </table:table-cell>
          <table:table-cell office:value-type="string" calcext:value-type="string">
            <text:p>OLED128X64</text:p>
          </table:table-cell>
          <table:table-cell office:value-type="string" calcext:value-type="string">
            <text:p>U$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VA1 OA H1 1.2N 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PVA1 OA H1 1.2N V2</text:p>
          </table:table-cell>
          <table:table-cell office:value-type="string" calcext:value-type="string">
            <text:p>https://octopart.com/pva1+oa+h1+1.2n+v2-c%26k+components-31930236</text:p>
          </table:table-cell>
          <table:table-cell office:value-type="string" calcext:value-type="string">
            <text:p>Switch Push Button DPST Square Button 0.1A 32VDC Momentary Contact PC Pins Thru-Hole</text:p>
          </table:table-cell>
          <table:table-cell office:value-type="string" calcext:value-type="string">
            <text:p>PVA1</text:p>
          </table:table-cell>
          <table:table-cell office:value-type="string" calcext:value-type="string">
            <text:p>SW1, SW2, SW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1528-1969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ttps://octopart.com/1992-adafruit+industries-53880115</text:p>
          </table:table-cell>
          <table:table-cell office:value-type="string" calcext:value-type="string">
            <text:p>GPIO Header for Raspberry Pi A+/B+ - Tall 2x20 Female Header</text:p>
          </table:table-cell>
          <table:table-cell office:value-type="string" calcext:value-type="string">
            <text:p>RASPI_BOARD_B+#_E3</text:p>
          </table:table-cell>
          <table:table-cell office:value-type="string" calcext:value-type="string">
            <text:p>X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SV358AI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TSV358AIDT</text:p>
          </table:table-cell>
          <table:table-cell office:value-type="string" calcext:value-type="string">
            <text:p>https://octopart.com/tsv358aidt-stmicroelectronics-1245014</text:p>
          </table:table-cell>
          <table:table-cell office:value-type="string" calcext:value-type="string">
            <text:p>General purpose low voltage rail to rail input/output op-amp, -40 to 125°C, SO-8, Tape and Reel</text:p>
          </table:table-cell>
          <table:table-cell office:value-type="string" calcext:value-type="string">
            <text:p>TL072D</text:p>
          </table:table-cell>
          <table:table-cell office:value-type="string" calcext:value-type="string">
            <text:p>IC1, IC2, IC4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PS793475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93475DBVR</text:p>
          </table:table-cell>
          <table:table-cell office:value-type="string" calcext:value-type="string">
            <text:p>https://octopart.com/tps793475dbvr-texas+instruments-525242</text:p>
          </table:table-cell>
          <table:table-cell office:value-type="string" calcext:value-type="string">
            <text:p>Ldo Voltage Regulator, 4.75V, 0.2A, 5-SOT-23, Full Reel</text:p>
          </table:table-cell>
          <table:table-cell office:value-type="string" calcext:value-type="string">
            <text:p>TPS793</text:p>
          </table:table-cell>
          <table:table-cell office:value-type="string" calcext:value-type="string">
            <text:p>U1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NHD-2.7-12864WDY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2.7-12864WDY3</text:p>
          </table:table-cell>
          <table:table-cell office:value-type="string" calcext:value-type="string">
            <text:p>https://octopart.com/nhd-2.7-12864wdy3-newhaven+display-84706410</text:p>
          </table:table-cell>
          <table:table-cell office:value-type="string" calcext:value-type="string">
            <text:p>OLED Displays &amp; Accessories 2.7 in Yellow OLED 128 x 64</text:p>
          </table:table-cell>
          <table:table-cell table:number-columns-repeated="972"/>
        </table:table-row>
        <table:table-row table:style-name="ro1" table:number-rows-repeated="1048540">
          <table:table-cell table:number-columns-repeated="978"/>
        </table:table-row>
        <table:table-row table:style-name="ro1"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5T09:23:16.800454154</dc:date>
    <meta:editing-duration>PT15H22M10S</meta:editing-duration>
    <meta:editing-cycles>2</meta:editing-cycles>
    <meta:generator>LibreOffice/7.4.1.2$Linux_X86_64 LibreOffice_project/96749c58c39750fe6113ca0224d2dd9b40a26641</meta:generator>
    <meta:document-statistic meta:table-count="1" meta:cell-count="270" meta:object-count="0"/>
  </office:meta>
</office:document-meta>
</file>